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6pt" style:font-size-asian="16pt" style:font-size-complex="16pt"/>
    </style:style>
    <style:style style:name="P2" style:family="paragraph" style:parent-style-name="Standard">
      <style:text-properties style:font-name="Courier" fo:font-size="16pt" officeooo:rsid="0013eae2" officeooo:paragraph-rsid="0013eae2" style:font-size-asian="16pt" style:font-size-complex="16pt"/>
    </style:style>
    <style:style style:name="P3" style:family="paragraph" style:parent-style-name="Standard">
      <style:text-properties style:font-name="Courier" fo:font-size="16pt" fo:font-style="italic" officeooo:rsid="0013eae2" officeooo:paragraph-rsid="0013eae2" style:font-size-asian="16pt" style:font-style-asian="italic" style:font-size-complex="16pt" style:font-style-complex="italic"/>
    </style:style>
    <style:style style:name="P4" style:family="paragraph" style:parent-style-name="Standard">
      <style:text-properties style:font-name="Courier" fo:font-size="16pt" fo:font-style="normal" officeooo:rsid="0013eae2" officeooo:paragraph-rsid="0013eae2" style:font-size-asian="16pt" style:font-style-asian="normal" style:font-size-complex="16pt" style:font-style-complex="normal"/>
    </style:style>
    <style:style style:name="T1" style:family="text">
      <style:text-properties officeooo:rsid="0013ea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 Thou Exalted</text:p>
      <text:p text:style-name="P1"/>
      <text:p text:style-name="P4">The Thou exalted, forever and ever,</text:p>
      <text:p text:style-name="P4">God of eternity, The Ancient of Days!</text:p>
      <text:p text:style-name="P4">Wondrous in Majesty, so mighty in wisdom,</text:p>
      <text:p text:style-name="P4">perfect in holiness, and worthy of praise.</text:p>
      <text:p text:style-name="P4"/>
      <text:p text:style-name="P4">Be Thou exalted, O Son of the Highest</text:p>
      <text:p text:style-name="P4">Gracious Redeemer, Our Saviour and King!</text:p>
      <text:p text:style-name="P4">One with the Father, coequal in glory,</text:p>
      <text:p text:style-name="P4">Here at Thy footstool our homage we bring.</text:p>
      <text:p text:style-name="P4"/>
      <text:p text:style-name="P4">Be Thou exalted, O Spirit Eternal!</text:p>
      <text:p text:style-name="P4">Dwell in our hearts, keep us holy within;</text:p>
      <text:p text:style-name="P4">Feed us each day with Thy Heavenly Manna</text:p>
      <text:p text:style-name="P4">“Healer of wounded hearts” Thy praises we sing.</text:p>
      <text:p text:style-name="P3"/>
      <text:p text:style-name="P3">Refrain</text:p>
      <text:p text:style-name="P3"/>
      <text:p text:style-name="P3">Be Thou exalted by seraphs and angels,</text:p>
      <text:p text:style-name="P3">Be Thou exalted with harp and with song;</text:p>
      <text:p text:style-name="P3">Saints in their anthems of rapture adore Thee,</text:p>
      <text:p text:style-name="P3">Thine be the glory forever Amen.</text:p>
      <text:p text:style-name="P1"/>
      <text:p text:style-name="P1"/>
      <text:p text:style-name="P1">Composer: <text:span text:style-name="T1">Alfred B. Smith</text:span></text:p>
      <text:p text:style-name="P1">Lyricist: <text:span text:style-name="T1">Fanny J. Crosby &amp; A.B.S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13:18:05.258519995</meta:creation-date>
    <meta:editing-duration>PT7M39S</meta:editing-duration>
    <meta:editing-cycles>2</meta:editing-cycles>
    <meta:generator>LibreOffice/6.2.8.2$MacOSX_X86_64 LibreOffice_project/f82ddfca21ebc1e222a662a32b25c0c9d20169ee</meta:generator>
    <dc:title>TubaHymn</dc:title>
    <meta:initial-creator>Hank Warren</meta:initial-creator>
    <dc:date>2020-07-15T13:25:43.144611939</dc:date>
    <dc:creator>Hank Warren</dc:creator>
    <meta:document-statistic meta:table-count="0" meta:image-count="0" meta:object-count="0" meta:page-count="1" meta:paragraph-count="20" meta:word-count="129" meta:character-count="712" meta:non-whitespace-character-count="602"/>
    <meta:template xlink:type="simple" xlink:actuate="onRequest" xlink:title="TubaHymn" xlink:href="../../../../../Library/Application%20Support/LibreOffice/4/user/template/TubaHymn1.ott" meta:date="2020-07-15T13:18:04.161586073"/>
  </office:meta>
</office:document-meta>
</file>